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fo:font-weight="bold" style:font-weight-asian="bold"/>
    </style:style>
    <style:style style:name="T3" style:parent-style-name="Policepardéfaut" style:family="text">
      <style:text-properties fo:font-weight="bold" style:font-weight-asian="bold"/>
    </style:style>
    <style:style style:name="P4" style:parent-style-name="Paragraphedeliste" style:list-style-name="LFO1" style:family="paragraph"/>
    <style:style style:name="T5" style:parent-style-name="Policepardéfaut" style:family="text">
      <style:text-properties fo:font-weight="bold" style:font-weight-asian="bold"/>
    </style:style>
    <style:style style:name="T6" style:parent-style-name="Policepardéfaut" style:family="text">
      <style:text-properties fo:font-weight="bold" style:font-weight-asian="bold"/>
    </style:style>
    <style:style style:name="T7" style:parent-style-name="Policepardéfaut" style:family="text">
      <style:text-properties fo:font-weight="bold" style:font-weight-asian="bold"/>
    </style:style>
  </office:automatic-styles>
  <office:body>
    <office:text text:use-soft-page-breaks="true">
      <text:p text:style-name="P1">TD Maven</text:p>
      <text:p text:style-name="Normal"><text:span text:style-name="T2">Étape 1 </text:span>: Que remarque-t-on lorsque l’on exécute pour la première fois la commande<text:s/><text:span text:style-name="T3">mvn compile</text:span><text:s/>?</text:p>
      <text:list text:style-name="LFO1" text:continue-numbering="true">
        <text:list-item>
          <text:p text:style-name="P4">« no sources to compile », le répertoire « target » n’est pas créé. Pourquoi ?<text:s/>parce que les sources ne respectent pas la convention « src/main/java ».</text:p>
        </text:list-item>
      </text:list>
      <text:p text:style-name="Normal"><text:span text:style-name="T5">Étape 3 </text:span>: Il faut rajouter la classe CalculPanier de l’étape 1 (ou de l’étape 2, mais en rajoutant la librairie log4j et la dépendance associée dans le pom). On remarque également que lorque l’on effectue les tests, le second échoue. Cela est due au fait qu’au lieu de multiplier prix et quantités dans la classe CalculPanier, les deux sont additionnés. On remarque bien que le résultat attendu est 15, donc 3*5, mais la méthode a retourné 3+5.</text:p>
      <text:p text:style-name="Normal"><text:span text:style-name="T6">Étape 4 :<text:s/></text:span>Nous pouvons voir la présence de hamcrest-core-1.1.jar, alors que cette dépendance ne fait pas partie du pom. En supprimant la dépendance à junit dans le pom, la dépendance hamcrest disparait également. On peut donc déduire que la dépendance à hamcrest est transitive. Notre projet dépend en partie de junit, qui lui-même dépend de hamcrest.</text:p>
      <text:p text:style-name="Normal"/>
      <text:p text:style-name="Normal"><text:span text:style-name="T7">Étape 5.1 :<text:s/></text:span>Dans le pom del’application web,<text:s/>un packaging est spécifié. L’installation crééra donc un war (puisqu’il s’agit d’une application web) au lien d’un j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bault Osmont</meta:initial-creator>
    <dc:creator>Thibault Osmont</dc:creator>
    <meta:creation-date>2015-11-04T10:47:00Z</meta:creation-date>
    <dc:date>2015-11-05T14:22:00Z</dc:date>
    <meta:template xlink:href="Normal" xlink:type="simple"/>
    <meta:editing-cycles>5</meta:editing-cycles>
    <meta:editing-duration>PT5940S</meta:editing-duration>
    <meta:document-statistic meta:page-count="1" meta:paragraph-count="2" meta:word-count="187" meta:character-count="1219" meta:row-count="8" meta:non-whitespace-character-count="1034"/>
  </office:meta>
</office:document-meta>
</file>